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MailMarshaler.getCc( MessageExchange exchange ,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ailMarshaler.getBcc( MessageExchange exchange ,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ailMarshaler.prepareMessage( SimpleMailMessage mailMessage , MessageExchange exchange , NormalizedMessage normalizedMessag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">
            <text:p text:style-name="Table_20_Contents">8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SimpleMailMarshaler.getTo( MessageExchange exchange ,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ailMarshaler.getReplyTo( MessageExchange exchange ,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ailMarshaler.getFrom( MessageExchange exchange ,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